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1.355cm" fo:margin-right="1.355cm" fo:margin-top="0cm" fo:margin-bottom="0cm" loext:contextual-spacing="false" fo:line-height="112%" fo:text-indent="0cm" style:auto-text-indent="false"/>
      <style:text-properties fo:font-variant="normal" fo:text-transform="none" style:font-name="medium-content-sans-serif-font" fo:font-size="20.3999996185303pt" fo:font-style="normal" fo:font-weight="bold"/>
    </style:style>
    <style:style style:name="P2" style:family="paragraph" style:parent-style-name="Heading_20_2">
      <style:paragraph-properties fo:margin-left="1.355cm" fo:margin-right="1.355cm" fo:margin-top="0cm" fo:margin-bottom="0cm" loext:contextual-spacing="false" fo:line-height="118%" fo:text-indent="0cm" style:auto-text-indent="false"/>
      <style:text-properties fo:font-variant="normal" fo:text-transform="none" style:font-name="medium-content-sans-serif-font" fo:font-size="15.6000003814697pt" fo:font-style="normal" fo:font-weight="bold"/>
    </style:style>
    <style:style style:name="P3" style:family="paragraph" style:parent-style-name="Text_20_body">
      <style:paragraph-properties fo:margin-left="1.355cm" fo:margin-right="1.355cm" fo:margin-top="0cm" fo:margin-bottom="0cm" loext:contextual-spacing="false" fo:line-height="158%" fo:text-indent="0cm" style:auto-text-indent="false"/>
      <style:text-properties fo:font-variant="normal" fo:text-transform="none" style:font-name="medium-content-serif-font" fo:font-size="12.6000003814697pt" fo:font-style="normal" fo:font-weight="normal"/>
    </style:style>
    <style:style style:name="P4" style:family="paragraph" style:parent-style-name="Text_20_body">
      <style:paragraph-properties fo:margin-left="1.355cm" fo:margin-right="1.355cm" fo:margin-top="0cm" fo:margin-bottom="0cm" loext:contextual-spacing="false" fo:line-height="158%" fo:text-indent="0cm" style:auto-text-indent="false"/>
      <style:text-properties fo:font-variant="normal" fo:text-transform="none"/>
    </style:style>
    <style:style style:name="P5" style:family="paragraph" style:parent-style-name="Text_20_body">
      <style:paragraph-properties fo:margin-left="1.355cm" fo:margin-right="1.355cm" fo:margin-top="0cm" fo:margin-bottom="0cm" loext:contextual-spacing="false" fo:line-height="158%" fo:text-indent="0cm" style:auto-text-indent="false"/>
    </style:style>
    <style:style style:name="P6" style:family="paragraph" style:parent-style-name="Text_20_body" style:list-style-name="L1">
      <style:paragraph-properties fo:margin-left="1.99cm" fo:margin-right="1.355cm" fo:margin-top="0cm" fo:margin-bottom="0cm" loext:contextual-spacing="false" fo:line-height="158%" fo:text-indent="0cm" style:auto-text-indent="false" fo:padding="0cm" fo:border="none"/>
    </style:style>
    <style:style style:name="T1" style:family="text">
      <style:text-properties style:font-name="medium-content-serif-font" fo:font-size="12.6000003814697pt" fo:font-style="normal" fo:font-weight="normal"/>
    </style:style>
    <style:style style:name="T2" style:family="text">
      <style:text-properties fo:font-variant="normal" fo:text-transform="none" style:font-name="medium-content-serif-font" fo:font-size="12.6000003814697pt" fo:font-style="normal" fo:font-weight="normal"/>
    </style:style>
    <style:style style:name="T3" style:family="text">
      <style:text-properties fo:font-variant="normal" fo:text-transform="none" style:font-name="medium-content-serif-font" fo:font-size="12.6000003814697pt" fo:font-style="normal" fo:font-weight="bold"/>
    </style:style>
    <style:style style:name="T4" style:family="text">
      <style:text-properties fo:font-variant="normal" fo:text-transform="none" style:font-name="medium-content-serif-font" fo:font-size="12.6000003814697pt" fo:font-style="italic" fo:font-weight="bold"/>
    </style:style>
    <style:style style:name="T5" style:family="text">
      <style:text-properties fo:font-variant="normal" fo:text-transform="none" style:font-name="medium-content-serif-font" fo:font-size="12.6000003814697pt" fo:font-style="italic"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3f63"/>I will use a basic example to explain each performance metric on in order for you to really understand the difference between each one of them. So that in your next ML project you can choose which performance metric to improve on that best suits your project.</text:p>
      <text:h text:style-name="P2" text:outline-level="2"><text:bookmark text:name="6e57"/>Here we go</text:h>
      <text:p text:style-name="P5"><text:bookmark text:name="a5c8"/><text:span text:style-name="T2">A school is running a machine learning primary diabetes scan on all of its students.<text:line-break/>The output is either </text:span><text:span text:style-name="Strong_20_Emphasis"><text:span text:style-name="T3">diabetic </text:span></text:span><text:span text:style-name="T2">(+ve) or </text:span><text:span text:style-name="Strong_20_Emphasis"><text:span text:style-name="T3">healthy </text:span></text:span><text:span text:style-name="T2">(-ve).</text:span></text:p>
      <text:p text:style-name="P5"><text:bookmark text:name="9ede"/><text:span text:style-name="T2">There are only 4 cases any student </text:span><text:span text:style-name="Strong_20_Emphasis"><text:span text:style-name="Emphasis"><text:span text:style-name="T4">X</text:span></text:span></text:span><text:span text:style-name="T2"> could end up with.<text:line-break/>We’ll be using the following as a reference later, So don’t hesitate to re-read it if you get confused.</text:span></text:p>
      <text:list xml:id="list2237163408" text:style-name="L1">
        <text:list-item>
          <text:p text:style-name="P6"><text:bookmark text:name="b162"/><text:span text:style-name="T2">True positive (</text:span><text:span text:style-name="Emphasis"><text:span text:style-name="T5">TP</text:span></text:span><text:span text:style-name="T2">): Prediction is +ve and X is diabetic, </text:span><text:span text:style-name="Emphasis"><text:span text:style-name="T5">we want that</text:span></text:span></text:p>
        </text:list-item>
        <text:list-item>
          <text:p text:style-name="P6"><text:bookmark text:name="0f7a"/><text:span text:style-name="T2">True negative (</text:span><text:span text:style-name="Emphasis"><text:span text:style-name="T5">TN</text:span></text:span><text:span text:style-name="T2">): Prediction is -ve and X is healthy, </text:span><text:span text:style-name="Emphasis"><text:span text:style-name="T5">we want that too</text:span></text:span></text:p>
        </text:list-item>
        <text:list-item>
          <text:p text:style-name="P6"><text:bookmark text:name="5229"/><text:span text:style-name="T2">False positive (</text:span><text:span text:style-name="Emphasis"><text:span text:style-name="T5">FP</text:span></text:span><text:span text:style-name="T2">): Prediction is +ve and X is healthy, </text:span><text:span text:style-name="Emphasis"><text:span text:style-name="T5">false alarm, bad</text:span></text:span></text:p>
        </text:list-item>
        <text:list-item>
          <text:p text:style-name="P6"><text:bookmark text:name="54c4"/><text:span text:style-name="T2">False negative (</text:span><text:span text:style-name="Emphasis"><text:span text:style-name="T5">FN</text:span></text:span><text:span text:style-name="T2">): Prediction is -ve and X is diabetic, </text:span><text:span text:style-name="Emphasis"><text:span text:style-name="T5">the worst</text:span></text:span></text:p>
        </text:list-item>
      </text:list>
      <text:h text:style-name="P2" text:outline-level="2"><text:bookmark text:name="73e3"/>To remember that, there are 2 tricks</text:h>
      <text:p text:style-name="P5"><text:bookmark text:name="8952"/><text:span text:style-name="T2">- If</text:span><text:span text:style-name="Strong_20_Emphasis"><text:span text:style-name="T2"> </text:span></text:span><text:span text:style-name="Strong_20_Emphasis"><text:span text:style-name="T3">it starts with</text:span></text:span><text:span text:style-name="T2"> </text:span><text:span text:style-name="Strong_20_Emphasis"><text:span text:style-name="T3">True then the prediction was correct</text:span></text:span><text:span text:style-name="T2"> whether diabetic or not, so true positive is a diabetic person correctly predicted &amp; a true negative is a healthy person correctly predicted.<text:line-break/>Oppositely, if </text:span><text:span text:style-name="Strong_20_Emphasis"><text:span text:style-name="T3">it starts with False then the prediction was incorrect</text:span></text:span><text:span text:style-name="T2">, so false positive is a healthy person incorrectly predicted as diabetic(+) &amp; a false negative is a diabetic person incorrectly predicted as healthy(-).<text:line-break/>- </text:span><text:span text:style-name="Strong_20_Emphasis"><text:span text:style-name="T3">Positive or negative indicates the output of our program</text:span></text:span><text:span text:style-name="T2">. While</text:span><text:span text:style-name="Strong_20_Emphasis"><text:span text:style-name="T2"> </text:span></text:span><text:span text:style-name="Strong_20_Emphasis"><text:span text:style-name="T3">true or false judges this output </text:span></text:span><text:span text:style-name="T2">whether correct or incorrect.</text:span></text:p>
      <text:p text:style-name="P5"><text:bookmark text:name="9539"/><text:span text:style-name="T2">Before I continue, true positives &amp; true negatives are always good. we love the news the word true brings. Which leaves false positives and false negatives.<text:line-break/>In our example, false positives are just a false alarm. In a 2nd more detailed scan it’ll be corrected. But a false negative label, this means that they think </text:span><text:soft-page-break/><text:span text:style-name="T2">they’re healthy when they’re not, which is — in our problem — the worst case of the 4.<text:line-break/>Whether </text:span><text:span text:style-name="Emphasis"><text:span text:style-name="T5">FP</text:span></text:span><text:span text:style-name="T2"> &amp; </text:span><text:span text:style-name="Emphasis"><text:span text:style-name="T5">FN</text:span></text:span><text:span text:style-name="T2"> are equally bad or if one of them is worse than the other depends on your problem. This piece of information has a great impact on your choice of the performance metric, So give it a thought before you continue.</text:span></text:p>
      <text:p text:style-name="Horizontal_20_Line"/>
      <text:h text:style-name="P1" text:outline-level="1"><text:bookmark text:name="9d4b"/>Which performance metric to choose?</text:h>
      <text:h text:style-name="P2" text:outline-level="2"><text:bookmark text:name="5c65"/>Accuracy</text:h>
      <text:p text:style-name="P5"><text:bookmark text:name="074b"/><text:span text:style-name="T2">It’s the ratio of the correctly labeled subjects to the whole pool of subjects.<text:line-break/>Accuracy is the most intuitive one.<text:line-break/></text:span><text:span text:style-name="Strong_20_Emphasis"><text:span text:style-name="T3">Accuracy answers the following question: How many students did we correctly label out of all the students?</text:span></text:span><text:span text:style-name="T2"><text:line-break/></text:span><text:span text:style-name="Strong_20_Emphasis"><text:span text:style-name="Emphasis"><text:span text:style-name="T4">Accuracy = (TP+TN)/(TP+FP+FN+TN)<text:line-break/></text:span></text:span></text:span><text:span text:style-name="T2">numerator: all correctly labeled subject (All trues)<text:line-break/>denominator: all subjects</text:span></text:p>
      <text:h text:style-name="P2" text:outline-level="2"><text:bookmark text:name="c2f7"/>Precision</text:h>
      <text:p text:style-name="P5"><text:bookmark text:name="9c20"/><text:span text:style-name="T2">Precision is the ratio of the </text:span><text:span text:style-name="Strong_20_Emphasis"><text:span text:style-name="T3">correctly </text:span></text:span><text:span text:style-name="T2">+ve labeled</text:span><text:span text:style-name="Strong_20_Emphasis"><text:span text:style-name="T2"> </text:span></text:span><text:span text:style-name="T2">by our program to all +ve labeled.<text:line-break/></text:span><text:span text:style-name="Strong_20_Emphasis"><text:span text:style-name="T3">Precision answers the following: How many of those who we labeled as diabetic are actually diabetic?<text:line-break/></text:span></text:span><text:span text:style-name="Strong_20_Emphasis"><text:span text:style-name="Emphasis"><text:span text:style-name="T4">Precision = TP/(TP+FP)<text:line-break/></text:span></text:span></text:span><text:span text:style-name="T2">numerator: +ve labeled diabetic people.<text:line-break/>denominator: all +ve labeled by our program (whether they’re diabetic or not in reality).</text:span></text:p>
      <text:h text:style-name="P2" text:outline-level="2"><text:bookmark text:name="5cc7"/>Recall (aka Sensitivity)</text:h>
      <text:p text:style-name="P5"><text:bookmark text:name="af2a"/><text:span text:style-name="T2">Recall is the ratio of the correctly +ve labeled by our program to all who are diabetic in reality.<text:line-break/></text:span><text:span text:style-name="Strong_20_Emphasis"><text:span text:style-name="T3">Recall answers the following question: Of all the people who are </text:span></text:span><text:soft-page-break/><text:span text:style-name="Strong_20_Emphasis"><text:span text:style-name="T3">diabetic, how many of those we correctly predict?<text:line-break/></text:span></text:span><text:span text:style-name="Strong_20_Emphasis"><text:span text:style-name="Emphasis"><text:span text:style-name="T4">Recall = TP/(TP+FN)<text:line-break/></text:span></text:span></text:span><text:span text:style-name="T2">numerator: +ve labeled diabetic people.<text:line-break/>denominator: all people who are diabetic (whether detected by our program or not)</text:span></text:p>
      <text:h text:style-name="P2" text:outline-level="2"><text:bookmark text:name="a6b7"/>F1-score (aka F-Score / F-Measure)</text:h>
      <text:p text:style-name="P5"><text:bookmark text:name="85cd"/><text:span text:style-name="T2">F1 Score considers both precision and recall.<text:line-break/></text:span><text:span text:style-name="Strong_20_Emphasis"><text:span text:style-name="T3">It is the harmonic mean(average) of the precision and recall.<text:line-break/></text:span></text:span><text:span text:style-name="T2">F1 Score is best if there is some sort of balance between precision (p) &amp; recall (r) in the system. Oppositely F1 Score isn’t so high if one measure is improved at the expense of the other.<text:line-break/>For example,</text:span><text:span text:style-name="Emphasis"><text:span text:style-name="T2"> </text:span></text:span><text:span text:style-name="Emphasis"><text:span text:style-name="T5">if P is 1 &amp; R is 0, F1 score is 0.</text:span></text:span><text:span text:style-name="T2"><text:line-break/></text:span><text:span text:style-name="Strong_20_Emphasis"><text:span text:style-name="Emphasis"><text:span text:style-name="T4">F1 Score = 2*(Recall * Precision) / (Recall + Precision)</text:span></text:span></text:span></text:p>
      <text:h text:style-name="P2" text:outline-level="2"><text:bookmark text:name="7a8e"/>Specificity</text:h>
      <text:p text:style-name="P5"><text:bookmark text:name="0e74"/><text:span text:style-name="T2">Specificity is the </text:span><text:span text:style-name="Strong_20_Emphasis"><text:span text:style-name="T3">correctly</text:span></text:span><text:span text:style-name="T2"> -ve labeled by the program to all who are healthy in reality.<text:line-break/></text:span><text:span text:style-name="Strong_20_Emphasis"><text:span text:style-name="T3">Specifity answers the following question: Of all the people who are healthy, how many of those did we correctly predict?<text:line-break/></text:span></text:span><text:span text:style-name="Strong_20_Emphasis"><text:span text:style-name="Emphasis"><text:span text:style-name="T4">Specificity = TN/(TN+FP)<text:line-break/></text:span></text:span></text:span><text:span text:style-name="T2">numerator: -ve labeled healthy people.<text:line-break/>denominator: all people who are healthy in reality (whether +ve or -ve labeled)</text:span></text:p>
      <text:p text:style-name="Horizontal_20_Line"/>
      <text:h text:style-name="P1" text:outline-level="1"><text:bookmark text:name="c052"/>General Notes</text:h>
      <text:p text:style-name="P5"><text:bookmark text:name="7aaf"/><text:span text:style-name="T2">Yes, </text:span><text:span text:style-name="Strong_20_Emphasis"><text:span text:style-name="T3">accuracy is a great measure</text:span></text:span><text:span text:style-name="T2"> but only </text:span><text:span text:style-name="Strong_20_Emphasis"><text:span text:style-name="T3">when you have symmetric datasets </text:span></text:span><text:span text:style-name="T2">(false negatives &amp; false positives counts are close), also, </text:span><text:span text:style-name="Strong_20_Emphasis"><text:span text:style-name="T3">false negatives &amp; false positives have similar costs.</text:span></text:span><text:span text:style-name="T2"><text:line-break/>If the cost of false positives and false negatives are different then F1 is your savior. </text:span><text:span text:style-name="Strong_20_Emphasis"><text:span text:style-name="T3">F1 is best if you have an uneven class distribution</text:span></text:span><text:span text:style-name="T2">.</text:span></text:p>
      <text:p text:style-name="P3"><text:bookmark text:name="848d"/><text:soft-page-break/>Precision is how sure you are of your true positives whilst recall is how sure you are that you are not missing any positives.</text:p>
      <text:p text:style-name="P5"><text:bookmark text:name="f238"/><text:span text:style-name="Strong_20_Emphasis"><text:span text:style-name="T3">Choose Recall</text:span></text:span><text:span text:style-name="T2"> if the idea of false positives is far better than false negatives, in other words, </text:span><text:span text:style-name="Strong_20_Emphasis"><text:span text:style-name="T3">if the occurrence of false negatives is unaccepted/intolerable</text:span></text:span><text:span text:style-name="T2">, that you’d rather get some extra false positives(false alarms) over saving some false negatives, like in our diabetes example.<text:line-break/>You’d rather get some healthy people labeled diabetic over leaving a diabetic person labeled healthy.</text:span></text:p>
      <text:p text:style-name="P5"><text:bookmark text:name="ecfc"/><text:span text:style-name="Strong_20_Emphasis"><text:span text:style-name="T3">Choose precision if you want to be more confident of your true positives</text:span></text:span><text:span text:style-name="T2">. for example, Spam emails. You’d rather have some spam emails in your inbox rather than some regular emails in your spam box. So, the email company wants to be extra sure that email </text:span><text:span text:style-name="Emphasis"><text:span text:style-name="T5">Y</text:span></text:span><text:span text:style-name="T2"> is spam before they put it in the spam box and you never get to see it.</text:span></text:p>
      <text:p text:style-name="P5"><text:bookmark text:name="e330"/><text:span text:style-name="Strong_20_Emphasis"><text:span text:style-name="T3">Choose Specificity if you want to cover all true negatives</text:span></text:span><text:span text:style-name="T2">, meaning you don’t want any false alarms, you don’t want any false positives. for example, you’re running a drug test in which all people who test positive will immediately go to jail, you don’t want anyone drug-free going to jail. False positives here are intolerable.</text:span></text:p>
      <text:p text:style-name="Horizontal_20_Line"/>
      <text:h text:style-name="P2" text:outline-level="2"><text:bookmark text:name="4f15"/>Bottom Line is</text:h>
      <text:p text:style-name="P4"><text:bookmark text:name="0b46"/>— <text:span text:style-name="T1">Accuracy value of 90% means that 1 of every 10 labels is incorrect, and 9 is correct.<text:line-break/>— Precision value of 80% means that on average, 2 of every 10 diabetic labeled student by our program is healthy, and 8 is diabetic.<text:line-break/>— Recall value is 70% means that 3 of every 10 diabetic people in reality are missed by our program and 7 labeled as diabetic.<text:line-break/>— Specificity value is 60% means that 4 of every 10 healthy people in reality are miss-labeled as diabetic and 6 are correctly labeled as healthy.</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2-22T14:42:40.668000000</dc:date>
    <meta:editing-duration>PT4S</meta:editing-duration>
    <meta:editing-cycles>1</meta:editing-cycles>
    <meta:document-statistic meta:table-count="0" meta:image-count="0" meta:object-count="0" meta:page-count="4" meta:paragraph-count="30" meta:word-count="1039" meta:character-count="5997" meta:non-whitespace-character-count="4986"/>
  </office:meta>
</office:document-meta>
</file>